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l marine llega a donde estoy.<text:line-break/>Me saluda e inmediatamente me informa:<text:line-break/>_"Señor, el trayecto está explorado y las amenazas contenidas"_<text:line-break/>("Contenidas, eso es un un eufemismo, escuche el volumen de fuego que soltaron").<text:line-break/>"Bien, vamos. Unirnos con el resto, informales para que no nos vaporicen<text:line-break/>-"No se preocupe Señor, nuestros IFF funcionan a la perfección, pero igual le enviaré un mensaje por radio al líder táctico _"<text:line-break/>Veo como el marine se queda quieto, supongo está comunicándose.<text:line-break/>.<text:line-break/>.<text:line-break/>.<text:line-break/>.<text:line-break/>.<text:line-break/>POV resto de la escuadra.<text:line-break/>_"Señor, el comandante y yo vamos en camino, tiempo de llegada T-10, cambio_" <text:line-break/>Recibo la transición del soldado que envié a escoltar al comandante.<text:line-break/>"muy bien chicos el comandante llega en 10 minutos.<text:line-break/>De ahí vemos cuál será el siguiente paso".</text:p>
      <text:p text:style-name="Text_20_body">Ahora que lo pienso, debería de solicitar refuerzos al comandante, un firebat para CQC debería de ser suficiente, para poder avanzar sin preocupaciones.<text:line-break/>"Marine, pon el altavoz , necesito hablar con el comandante".<text:line-break/>El resto de la escuadra, está apuntando a la salida.</text:p>
      <text:p text:style-name="Text_20_body">_"Oye, esto está siendo muy fácil no, o sea acabamos con una formación enemiga en menos de 5s"_ le dice un marine a su compañero de la izquierda.</text:p>
      <text:p text:style-name="Text_20_body">_"mejor eso, o que , quieres morir aquí, casi me meo en sima cuando vi esa especie escudo psíquico alrededor de ellos, pensé que hasta aquí habíamos llegado"_<text:line-break/>.<text:line-break/>.<text:line-break/>.<text:line-break/>.<text:line-break/>POV MC.<text:line-break/>"_ Señor, el líder quiere hablar con usted"_<text:line-break/>Le confirmo al marine.<text:line-break/>Y unos segundos después llega la voz del líder ( por cierto, debería de pedirle su nombre)<text:line-break/>_"Comandante,¿ puedo solicitar que despliegue un firebat?"_<text:line-break/>Un firebat, para que, si tienen suficiente potencia de fuego.<text:line-break/>De hecho, excesiva.<text:line-break/>"Lo considera necesario, esto, cuál es su nombre soldado "<text:line-break/>_"Si Señor , la configuración del terreno hace que sea necesario un especialista en CQC, comandante. <text:soft-page-break/>Mi nombre es Jharls, señor "_<text:line-break/>"Entiendo Jharls, un poco tarde pero es un placer. En cuanto al firebat, ok deme unos minutos y estaremos con usted "<text:line-break/>_"Roger"_<text:line-break/>("Supongo que esperar, _" un placer igual señor"_ es demasiado esperar, bueno, tal vez debereia haberme presentado antes de enviarlos a la batalla ")</text:p>
      <text:p text:style-name="Text_20_body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document-statistic meta:table-count="0" meta:image-count="0" meta:object-count="0" meta:page-count="2" meta:paragraph-count="4" meta:word-count="362" meta:character-count="2113" meta:non-whitespace-character-count="1754"/>
  </office:meta>
</office:document-meta>
</file>